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83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0.33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709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0.646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Statistic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ackground-color="#dde8c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7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 style:data-style-name="N129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9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8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8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ti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09" table:default-cell-style-name="Default"/>
        <table:table-row table:style-name="ro1">
          <table:table-cell table:style-name="ce2" office:value-type="string" calcext:value-type="string" table:number-columns-spanned="6" table:number-rows-spanned="1">
            <text:p>Runtime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2" office:value-type="string" calcext:value-type="string" table:number-columns-spanned="6" table:number-rows-spanned="1">
            <text:p>resultado médi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B3]*2" office:value-type="float" office:value="2000" calcext:value-type="float">
            <text:p>2000</text:p>
          </table:table-cell>
          <table:table-cell table:style-name="ce1" table:formula="of:=[.C3]*2" office:value-type="float" office:value="4000" calcext:value-type="float">
            <text:p>4000</text:p>
          </table:table-cell>
          <table:table-cell table:style-name="ce1" table:formula="of:=[.D3]*2" office:value-type="float" office:value="8000" calcext:value-type="float">
            <text:p>8000</text:p>
          </table:table-cell>
          <table:table-cell table:style-name="ce1" table:formula="of:=[.E3]*2" office:value-type="float" office:value="16000" calcext:value-type="float">
            <text:p>16000</text:p>
          </table:table-cell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3]*2" office:value-type="float" office:value="2000" calcext:value-type="float">
            <text:p>2000</text:p>
          </table:table-cell>
          <table:table-cell table:style-name="ce1" table:formula="of:=[.J3]*2" office:value-type="float" office:value="4000" calcext:value-type="float">
            <text:p>4000</text:p>
          </table:table-cell>
          <table:table-cell table:style-name="ce1" table:formula="of:=[.K3]*2" office:value-type="float" office:value="8000" calcext:value-type="float">
            <text:p>8000</text:p>
          </table:table-cell>
          <table:table-cell table:style-name="ce1" table:formula="of:=[.L3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table:formula="of:=[$data.$E2]" office:value-type="float" office:value="3.776109" calcext:value-type="float">
            <text:p>3,77611</text:p>
          </table:table-cell>
          <table:table-cell table:style-name="ce13" table:formula="of:=[$data.$E5]" office:value-type="float" office:value="7.56837133333333" calcext:value-type="float">
            <text:p>7,56837</text:p>
          </table:table-cell>
          <table:table-cell table:style-name="ce13" table:formula="of:=[$data.$E8]" office:value-type="float" office:value="15.1224923333333" calcext:value-type="float">
            <text:p>15,12249</text:p>
          </table:table-cell>
          <table:table-cell table:style-name="ce13" table:formula="of:=[$data.$E11]" office:value-type="float" office:value="30.1849933333333" calcext:value-type="float">
            <text:p>30,18499</text:p>
          </table:table-cell>
          <table:table-cell table:style-name="ce13" table:formula="of:=[$data.$E14]" office:value-type="float" office:value="60.3612303333333" calcext:value-type="float">
            <text:p>60,3612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G2]" office:value-type="float" office:value="9.000005" calcext:value-type="float">
            <text:p>9,000005</text:p>
          </table:table-cell>
          <table:table-cell table:style-name="ce29" table:formula="of:=[$data.$G5]" office:value-type="float" office:value="9.000001" calcext:value-type="float">
            <text:p>9,000001</text:p>
          </table:table-cell>
          <table:table-cell table:style-name="ce29" table:formula="of:=[$data.$G8]" office:value-type="float" office:value="9" calcext:value-type="float">
            <text:p>9,000000</text:p>
          </table:table-cell>
          <table:table-cell table:style-name="ce29" table:formula="of:=[$data.$G11]" office:value-type="float" office:value="9" calcext:value-type="float">
            <text:p>9,000000</text:p>
          </table:table-cell>
          <table:table-cell table:style-name="ce29" table:formula="of:=[$data.$G14]" office:value-type="float" office:value="9" calcext:value-type="float">
            <text:p>9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table:formula="of:=[$data.$E17]" office:value-type="float" office:value="1.96817133333333" calcext:value-type="float">
            <text:p>1,96817</text:p>
          </table:table-cell>
          <table:table-cell table:style-name="ce14" table:formula="of:=[$data.$E20]" office:value-type="float" office:value="3.89459766666667" calcext:value-type="float">
            <text:p>3,89460</text:p>
          </table:table-cell>
          <table:table-cell table:style-name="ce14" table:formula="of:=[$data.$E23]" office:value-type="float" office:value="7.754768" calcext:value-type="float">
            <text:p>7,75477</text:p>
          </table:table-cell>
          <table:table-cell table:style-name="ce14" table:formula="of:=[$data.$E26]" office:value-type="float" office:value="15.531149" calcext:value-type="float">
            <text:p>15,53115</text:p>
          </table:table-cell>
          <table:table-cell table:style-name="ce14" table:formula="of:=[$data.$E29]" office:value-type="float" office:value="31.0842013333333" calcext:value-type="float">
            <text:p>31,084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G17]" office:value-type="float" office:value="2.250004" calcext:value-type="float">
            <text:p>2,250004</text:p>
          </table:table-cell>
          <table:table-cell table:style-name="ce30" table:formula="of:=[$data.$G20]" office:value-type="float" office:value="2.250001" calcext:value-type="float">
            <text:p>2,250001</text:p>
          </table:table-cell>
          <table:table-cell table:style-name="ce30" table:formula="of:=[$data.$G23]" office:value-type="float" office:value="2.25" calcext:value-type="float">
            <text:p>2,250000</text:p>
          </table:table-cell>
          <table:table-cell table:style-name="ce30" table:formula="of:=[$data.$G26]" office:value-type="float" office:value="2.25" calcext:value-type="float">
            <text:p>2,250000</text:p>
          </table:table-cell>
          <table:table-cell table:style-name="ce30" table:formula="of:=[$data.$G29]" office:value-type="float" office:value="2.25" calcext:value-type="float">
            <text:p>2,25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table:formula="of:=[$data.$E32]" office:value-type="float" office:value="1.04560833333333" calcext:value-type="float">
            <text:p>1,04561</text:p>
          </table:table-cell>
          <table:table-cell table:style-name="ce13" table:formula="of:=[$data.$E35]" office:value-type="float" office:value="2.00195066666667" calcext:value-type="float">
            <text:p>2,00195</text:p>
          </table:table-cell>
          <table:table-cell table:style-name="ce13" table:formula="of:=[$data.$E38]" office:value-type="float" office:value="3.97396266666667" calcext:value-type="float">
            <text:p>3,97396</text:p>
          </table:table-cell>
          <table:table-cell table:style-name="ce13" table:formula="of:=[$data.$E41]" office:value-type="float" office:value="7.99437633333333" calcext:value-type="float">
            <text:p>7,99438</text:p>
          </table:table-cell>
          <table:table-cell table:style-name="ce13" table:formula="of:=[$data.$E44]" office:value-type="float" office:value="16.1159646666667" calcext:value-type="float">
            <text:p>16,1159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G32]" office:value-type="float" office:value="0.562504" calcext:value-type="float">
            <text:p>0,562504</text:p>
          </table:table-cell>
          <table:table-cell table:style-name="ce29" table:formula="of:=[$data.$G35]" office:value-type="float" office:value="0.562501" calcext:value-type="float">
            <text:p>0,562501</text:p>
          </table:table-cell>
          <table:table-cell table:style-name="ce29" table:formula="of:=[$data.$G38]" office:value-type="float" office:value="0.5625" calcext:value-type="float">
            <text:p>0,562500</text:p>
          </table:table-cell>
          <table:table-cell table:style-name="ce29" table:formula="of:=[$data.$G41]" office:value-type="float" office:value="0.5625" calcext:value-type="float">
            <text:p>0,562500</text:p>
          </table:table-cell>
          <table:table-cell table:style-name="ce29" table:formula="of:=[$data.$G44]" office:value-type="float" office:value="0.5625" calcext:value-type="float">
            <text:p>0,5625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table:formula="of:=[$data.$E47]" office:value-type="float" office:value="0.650868666666667" calcext:value-type="float">
            <text:p>0,65087</text:p>
          </table:table-cell>
          <table:table-cell table:style-name="ce14" table:formula="of:=[$data.$E50]" office:value-type="float" office:value="1.276677" calcext:value-type="float">
            <text:p>1,27668</text:p>
          </table:table-cell>
          <table:table-cell table:style-name="ce14" table:formula="of:=[$data.$E53]" office:value-type="float" office:value="2.48573533333333" calcext:value-type="float">
            <text:p>2,48574</text:p>
          </table:table-cell>
          <table:table-cell table:style-name="ce14" table:formula="of:=[$data.$E56]" office:value-type="float" office:value="4.91714966666667" calcext:value-type="float">
            <text:p>4,91715</text:p>
          </table:table-cell>
          <table:table-cell table:style-name="ce14" table:formula="of:=[$data.$E59]" office:value-type="float" office:value="9.683082" calcext:value-type="float">
            <text:p>9,6830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G47]" office:value-type="float" office:value="0.14063" calcext:value-type="float">
            <text:p>0,140630</text:p>
          </table:table-cell>
          <table:table-cell table:style-name="ce30" table:formula="of:=[$data.$G50]" office:value-type="float" office:value="0.140626" calcext:value-type="float">
            <text:p>0,140626</text:p>
          </table:table-cell>
          <table:table-cell table:style-name="ce30" table:formula="of:=[$data.$G53]" office:value-type="float" office:value="0.140625" calcext:value-type="float">
            <text:p>0,140625</text:p>
          </table:table-cell>
          <table:table-cell table:style-name="ce30" table:formula="of:=[$data.$G56]" office:value-type="float" office:value="0.140625" calcext:value-type="float">
            <text:p>0,140625</text:p>
          </table:table-cell>
          <table:table-cell table:style-name="ce30" table:formula="of:=[$data.$G59]" office:value-type="float" office:value="0.140625" calcext:value-type="float">
            <text:p>0,140625</text:p>
          </table:table-cell>
          <table:table-cell table:number-columns-repeated="903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table:formula="of:=[$data.$E62]" office:value-type="float" office:value="0.520106333333333" calcext:value-type="float">
            <text:p>0,52011</text:p>
          </table:table-cell>
          <table:table-cell table:style-name="ce13" table:formula="of:=[$data.$E65]" office:value-type="float" office:value="0.983607666666667" calcext:value-type="float">
            <text:p>0,98361</text:p>
          </table:table-cell>
          <table:table-cell table:style-name="ce13" table:formula="of:=[$data.$E68]" office:value-type="float" office:value="1.85017933333333" calcext:value-type="float">
            <text:p>1,85018</text:p>
          </table:table-cell>
          <table:table-cell table:style-name="ce13" table:formula="of:=[$data.$E71]" office:value-type="float" office:value="3.65332833333333" calcext:value-type="float">
            <text:p>3,65333</text:p>
          </table:table-cell>
          <table:table-cell table:style-name="ce13" table:formula="of:=[$data.$E74]" office:value-type="float" office:value="7.31227866666667" calcext:value-type="float">
            <text:p>7,31228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G62]" office:value-type="float" office:value="0.035168" calcext:value-type="float">
            <text:p>0,035168</text:p>
          </table:table-cell>
          <table:table-cell table:style-name="ce29" table:formula="of:=[$data.$G65]" office:value-type="float" office:value="0.035157" calcext:value-type="float">
            <text:p>0,035157</text:p>
          </table:table-cell>
          <table:table-cell table:style-name="ce29" table:formula="of:=[$data.$G68]" office:value-type="float" office:value="0.035157" calcext:value-type="float">
            <text:p>0,035157</text:p>
          </table:table-cell>
          <table:table-cell table:style-name="ce29" table:formula="of:=[$data.$G71]" office:value-type="float" office:value="0.035156" calcext:value-type="float">
            <text:p>0,035156</text:p>
          </table:table-cell>
          <table:table-cell table:style-name="ce29" table:formula="of:=[$data.$G74]" office:value-type="float" office:value="0.035156" calcext:value-type="float">
            <text:p>0,035156</text:p>
          </table:table-cell>
          <table:table-cell table:number-columns-repeated="903"/>
        </table:table-row>
        <table:table-row table:style-name="ro1">
          <table:table-cell table:style-name="ce6" table:number-columns-repeated="6"/>
          <table:table-cell/>
          <table:table-cell table:style-name="ce2" office:value-type="string" calcext:value-type="string" table:number-columns-spanned="6" table:number-rows-spanned="1">
            <text:p>Desvio Padrão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2" office:value-type="string" calcext:value-type="string" table:number-columns-spanned="6" table:number-rows-spanned="1">
            <text:p>Speedup</text:p>
          </table:table-cell>
          <table:covered-table-cell table:number-columns-repeated="3" table:style-name="ce15"/>
          <table:covered-table-cell table:style-name="ce22"/>
          <table:covered-table-cell/>
          <table:table-cell/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03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/>
          <table:table-cell table:style-name="ce5" office:value-type="string" calcext:value-type="string">
            <text:p>p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table:formula="of:=[.I11]*2" office:value-type="float" office:value="2000" calcext:value-type="float">
            <text:p>2000</text:p>
          </table:table-cell>
          <table:table-cell table:style-name="ce1" table:formula="of:=[.J11]*2" office:value-type="float" office:value="4000" calcext:value-type="float">
            <text:p>4000</text:p>
          </table:table-cell>
          <table:table-cell table:style-name="ce1" table:formula="of:=[.K11]*2" office:value-type="float" office:value="8000" calcext:value-type="float">
            <text:p>8000</text:p>
          </table:table-cell>
          <table:table-cell table:style-name="ce1" table:formula="of:=[.L11]*2" office:value-type="float" office:value="16000" calcext:value-type="float">
            <text:p>16000</text:p>
          </table:table-cell>
          <table:table-cell table:number-columns-repeated="903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17" table:formula="of:=[.B3]" office:value-type="float" office:value="1000" calcext:value-type="float">
            <text:p>1000</text:p>
          </table:table-cell>
          <table:table-cell table:style-name="ce17" table:formula="of:=[.C3]" office:value-type="float" office:value="2000" calcext:value-type="float">
            <text:p>2000</text:p>
          </table:table-cell>
          <table:table-cell table:style-name="ce17" table:formula="of:=[.D3]" office:value-type="float" office:value="4000" calcext:value-type="float">
            <text:p>4000</text:p>
          </table:table-cell>
          <table:table-cell table:style-name="ce17" table:formula="of:=[.E3]" office:value-type="float" office:value="8000" calcext:value-type="float">
            <text:p>8000</text:p>
          </table:table-cell>
          <table:table-cell table:style-name="ce17" table:formula="of:=[.F3]" office:value-type="float" office:value="16000" calcext:value-type="float">
            <text:p>1600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9" table:formula="of:=[$data.$H11]" office:value-type="float" office:value="0" calcext:value-type="float">
            <text:p>0,000000</text:p>
          </table:table-cell>
          <table:table-cell table:style-name="ce29" table:formula="of:=[$data.$H14]" office:value-type="float" office:value="0" calcext:value-type="float">
            <text:p>0,000000</text:p>
          </table:table-cell>
          <table:table-cell table:style-name="ce29" table:formula="of:=[$data.$H17]" office:value-type="float" office:value="0" calcext:value-type="float">
            <text:p>0,000000</text:p>
          </table:table-cell>
          <table:table-cell table:style-name="ce29" table:formula="of:=[$data.$H20]" office:value-type="float" office:value="0" calcext:value-type="float">
            <text:p>0,000000</text:p>
          </table:table-cell>
          <table:table-cell table:style-name="ce29" table:formula="of:=[$data.$H2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20" table:formula="of:=[.B4]/[.B4]" office:value-type="float" office:value="1" calcext:value-type="float">
            <text:p>1,0000</text:p>
          </table:table-cell>
          <table:table-cell table:style-name="ce20" table:formula="of:=[.C4]/[.C4]" office:value-type="float" office:value="1" calcext:value-type="float">
            <text:p>1,0000</text:p>
          </table:table-cell>
          <table:table-cell table:style-name="ce20" table:formula="of:=[.D4]/[.D4]" office:value-type="float" office:value="1" calcext:value-type="float">
            <text:p>1,0000</text:p>
          </table:table-cell>
          <table:table-cell table:style-name="ce20" table:formula="of:=[.E4]/[.E4]" office:value-type="float" office:value="1" calcext:value-type="float">
            <text:p>1,0000</text:p>
          </table:table-cell>
          <table:table-cell table:style-name="ce20" table:formula="of:=[.F4]/[.F4]" office:value-type="float" office:value="1" calcext:value-type="float">
            <text:p>1,00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0" table:formula="of:=[$data.$H26]" office:value-type="float" office:value="0" calcext:value-type="float">
            <text:p>0,000000</text:p>
          </table:table-cell>
          <table:table-cell table:style-name="ce30" table:formula="of:=[$data.$H29]" office:value-type="float" office:value="0" calcext:value-type="float">
            <text:p>0,000000</text:p>
          </table:table-cell>
          <table:table-cell table:style-name="ce30" table:formula="of:=[$data.$H32]" office:value-type="float" office:value="0" calcext:value-type="float">
            <text:p>0,000000</text:p>
          </table:table-cell>
          <table:table-cell table:style-name="ce30" table:formula="of:=[$data.$H35]" office:value-type="float" office:value="0" calcext:value-type="float">
            <text:p>0,000000</text:p>
          </table:table-cell>
          <table:table-cell table:style-name="ce30" table:formula="of:=[$data.$H3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1" table:formula="of:=[.B4]/[.B5]" office:value-type="float" office:value="1.91858754166727" calcext:value-type="float">
            <text:p>1,9186</text:p>
          </table:table-cell>
          <table:table-cell table:style-name="ce21" table:formula="of:=[.C4]/[.C5]" office:value-type="float" office:value="1.943299919812" calcext:value-type="float">
            <text:p>1,9433</text:p>
          </table:table-cell>
          <table:table-cell table:style-name="ce21" table:formula="of:=[.D4]/[.D5]" office:value-type="float" office:value="1.95008958789397" calcext:value-type="float">
            <text:p>1,9501</text:p>
          </table:table-cell>
          <table:table-cell table:style-name="ce21" table:formula="of:=[.E4]/[.E5]" office:value-type="float" office:value="1.94351321549573" calcext:value-type="float">
            <text:p>1,9435</text:p>
          </table:table-cell>
          <table:table-cell table:style-name="ce21" table:formula="of:=[.F4]/[.F5]" office:value-type="float" office:value="1.94186203100559" calcext:value-type="float">
            <text:p>1,9419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9" table:formula="of:=[$data.$H41]" office:value-type="float" office:value="0" calcext:value-type="float">
            <text:p>0,000000</text:p>
          </table:table-cell>
          <table:table-cell table:style-name="ce29" table:formula="of:=[$data.$H44]" office:value-type="float" office:value="0" calcext:value-type="float">
            <text:p>0,000000</text:p>
          </table:table-cell>
          <table:table-cell table:style-name="ce29" table:formula="of:=[$data.$H47]" office:value-type="float" office:value="0" calcext:value-type="float">
            <text:p>0,000000</text:p>
          </table:table-cell>
          <table:table-cell table:style-name="ce29" table:formula="of:=[$data.$H50]" office:value-type="float" office:value="0" calcext:value-type="float">
            <text:p>0,000000</text:p>
          </table:table-cell>
          <table:table-cell table:style-name="ce29" table:formula="of:=[$data.$H5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0" table:formula="of:=[.B4]/[.B6]" office:value-type="float" office:value="3.61139910578371" calcext:value-type="float">
            <text:p>3,6114</text:p>
          </table:table-cell>
          <table:table-cell table:style-name="ce20" table:formula="of:=[.C4]/[.C6]" office:value-type="float" office:value="3.7804984205405" calcext:value-type="float">
            <text:p>3,7805</text:p>
          </table:table-cell>
          <table:table-cell table:style-name="ce20" table:formula="of:=[.D4]/[.D6]" office:value-type="float" office:value="3.80539365912513" calcext:value-type="float">
            <text:p>3,8054</text:p>
          </table:table-cell>
          <table:table-cell table:style-name="ce20" table:formula="of:=[.E4]/[.E6]" office:value-type="float" office:value="3.77577838154479" calcext:value-type="float">
            <text:p>3,7758</text:p>
          </table:table-cell>
          <table:table-cell table:style-name="ce20" table:formula="of:=[.F4]/[.F6]" office:value-type="float" office:value="3.7454307937384" calcext:value-type="float">
            <text:p>3,745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0" table:formula="of:=[$data.$H56]" office:value-type="float" office:value="0" calcext:value-type="float">
            <text:p>0,000000</text:p>
          </table:table-cell>
          <table:table-cell table:style-name="ce30" table:formula="of:=[$data.$H59]" office:value-type="float" office:value="0" calcext:value-type="float">
            <text:p>0,000000</text:p>
          </table:table-cell>
          <table:table-cell table:style-name="ce30" table:formula="of:=[$data.$H62]" office:value-type="float" office:value="0" calcext:value-type="float">
            <text:p>0,000000</text:p>
          </table:table-cell>
          <table:table-cell table:style-name="ce30" table:formula="of:=[$data.$H65]" office:value-type="float" office:value="0" calcext:value-type="float">
            <text:p>0,000000</text:p>
          </table:table-cell>
          <table:table-cell table:style-name="ce30" table:formula="of:=[$data.$H68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1" table:formula="of:=[.B4]/[.B7]" office:value-type="float" office:value="5.80164508354476" calcext:value-type="float">
            <text:p>5,8016</text:p>
          </table:table-cell>
          <table:table-cell table:style-name="ce21" table:formula="of:=[.C4]/[.C7]" office:value-type="float" office:value="5.92818021577371" calcext:value-type="float">
            <text:p>5,9282</text:p>
          </table:table-cell>
          <table:table-cell table:style-name="ce21" table:formula="of:=[.D4]/[.D7]" office:value-type="float" office:value="6.08370977012034" calcext:value-type="float">
            <text:p>6,0837</text:p>
          </table:table-cell>
          <table:table-cell table:style-name="ce21" table:formula="of:=[.E4]/[.E7]" office:value-type="float" office:value="6.1387176269938" calcext:value-type="float">
            <text:p>6,1387</text:p>
          </table:table-cell>
          <table:table-cell table:style-name="ce21" table:formula="of:=[.F4]/[.F7]" office:value-type="float" office:value="6.23367955918718" calcext:value-type="float">
            <text:p>6,2337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9" table:formula="of:=[$data.$H71]" office:value-type="float" office:value="0" calcext:value-type="float">
            <text:p>0,000000</text:p>
          </table:table-cell>
          <table:table-cell table:style-name="ce29" table:formula="of:=[$data.$H74]" office:value-type="float" office:value="0" calcext:value-type="float">
            <text:p>0,000000</text:p>
          </table:table-cell>
          <table:table-cell table:style-name="ce29" table:formula="of:=[$data.$H77]" office:value-type="float" office:value="0" calcext:value-type="float">
            <text:p>0,000000</text:p>
          </table:table-cell>
          <table:table-cell table:style-name="ce29" table:formula="of:=[$data.$H80]" office:value-type="float" office:value="0" calcext:value-type="float">
            <text:p>0,000000</text:p>
          </table:table-cell>
          <table:table-cell table:style-name="ce29" table:formula="of:=[$data.$H83]" office:value-type="float" office:value="0" calcext:value-type="float">
            <text:p>0,000000</text:p>
          </table:table-cell>
          <table:table-cell table:number-columns-repeated="90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4]/[.B8]" office:value-type="float" office:value="7.26026344612865" calcext:value-type="float">
            <text:p>7,2603</text:p>
          </table:table-cell>
          <table:table-cell table:style-name="ce20" table:formula="of:=[.C4]/[.C8]" office:value-type="float" office:value="7.69450217786699" calcext:value-type="float">
            <text:p>7,6945</text:p>
          </table:table-cell>
          <table:table-cell table:style-name="ce20" table:formula="of:=[.D4]/[.D8]" office:value-type="float" office:value="8.17352786342513" calcext:value-type="float">
            <text:p>8,1735</text:p>
          </table:table-cell>
          <table:table-cell table:style-name="ce20" table:formula="of:=[.E4]/[.E8]" office:value-type="float" office:value="8.26232700135995" calcext:value-type="float">
            <text:p>8,2623</text:p>
          </table:table-cell>
          <table:table-cell table:style-name="ce20" table:formula="of:=[.F4]/[.F8]" office:value-type="float" office:value="8.25477707906464" calcext:value-type="float">
            <text:p>8,2548</text:p>
          </table:table-cell>
          <table:table-cell table:number-columns-repeated="910"/>
        </table:table-row>
        <table:table-row table:style-name="ro2">
          <table:table-cell table:style-name="ce6" table:number-columns-repeated="6"/>
          <table:table-cell table:number-columns-repeated="910"/>
        </table:table-row>
        <table:table-row table:style-name="ro2">
          <table:table-cell table:style-name="ce2" office:value-type="string" calcext:value-type="string" table:number-columns-spanned="6" table:number-rows-spanned="1">
            <text:p>Eficiency</text:p>
          </table:table-cell>
          <table:covered-table-cell table:number-columns-repeated="3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3"/>
          <table:table-cell table:style-name="ce2" office:value-type="string" calcext:value-type="string" table:number-columns-spanned="5" table:number-rows-spanned="1">
            <text:p>n</text:p>
          </table:table-cell>
          <table:covered-table-cell table:number-columns-repeated="2" table:style-name="ce15"/>
          <table:covered-table-cell table:style-name="ce22"/>
          <table:covered-table-cell/>
          <table:table-cell table:number-columns-repeated="910"/>
        </table:table-row>
        <table:table-row table:style-name="ro2">
          <table:table-cell table:style-name="ce5" office:value-type="string" calcext:value-type="string">
            <text:p>p</text:p>
          </table:table-cell>
          <table:table-cell table:style-name="ce1" table:formula="of:=[.B12]" office:value-type="float" office:value="1000" calcext:value-type="float">
            <text:p>1000</text:p>
          </table:table-cell>
          <table:table-cell table:style-name="ce1" table:formula="of:=[.C12]" office:value-type="float" office:value="2000" calcext:value-type="float">
            <text:p>2000</text:p>
          </table:table-cell>
          <table:table-cell table:style-name="ce1" table:formula="of:=[.D12]" office:value-type="float" office:value="4000" calcext:value-type="float">
            <text:p>4000</text:p>
          </table:table-cell>
          <table:table-cell table:style-name="ce1" table:formula="of:=[.E12]" office:value-type="float" office:value="8000" calcext:value-type="float">
            <text:p>8000</text:p>
          </table:table-cell>
          <table:table-cell table:style-name="ce1" table:formula="of:=[.F12]" office:value-type="float" office:value="16000" calcext:value-type="float">
            <text:p>16000</text:p>
          </table:table-cell>
          <table:table-cell table:number-columns-repeated="9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20" table:formula="of:=[.B13]/[.$A$22]" office:value-type="float" office:value="1" calcext:value-type="float">
            <text:p>1,0000</text:p>
          </table:table-cell>
          <table:table-cell table:style-name="ce20" table:formula="of:=[.C13]/[.$A$22]" office:value-type="float" office:value="1" calcext:value-type="float">
            <text:p>1,0000</text:p>
          </table:table-cell>
          <table:table-cell table:style-name="ce20" table:formula="of:=[.D13]/[.$A$22]" office:value-type="float" office:value="1" calcext:value-type="float">
            <text:p>1,0000</text:p>
          </table:table-cell>
          <table:table-cell table:style-name="ce20" table:formula="of:=[.E13]/[.$A$22]" office:value-type="float" office:value="1" calcext:value-type="float">
            <text:p>1,0000</text:p>
          </table:table-cell>
          <table:table-cell table:style-name="ce20" table:formula="of:=[.F13]/[.$A$22]" office:value-type="float" office:value="1" calcext:value-type="float">
            <text:p>1,0000</text:p>
          </table:table-cell>
          <table:table-cell table:number-columns-repeated="910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table:formula="of:=[.B14]/[.$A$23]" office:value-type="float" office:value="0.959293770833637" calcext:value-type="float">
            <text:p>0,9593</text:p>
          </table:table-cell>
          <table:table-cell table:style-name="ce21" table:formula="of:=[.C14]/[.$A$23]" office:value-type="float" office:value="0.971649959906" calcext:value-type="float">
            <text:p>0,9716</text:p>
          </table:table-cell>
          <table:table-cell table:style-name="ce21" table:formula="of:=[.D14]/[.$A$23]" office:value-type="float" office:value="0.975044793946984" calcext:value-type="float">
            <text:p>0,9750</text:p>
          </table:table-cell>
          <table:table-cell table:style-name="ce21" table:formula="of:=[.E14]/[.$A$23]" office:value-type="float" office:value="0.971756607747866" calcext:value-type="float">
            <text:p>0,9718</text:p>
          </table:table-cell>
          <table:table-cell table:style-name="ce21" table:formula="of:=[.F14]/[.$A$23]" office:value-type="float" office:value="0.970931015502795" calcext:value-type="float">
            <text:p>0,9709</text:p>
          </table:table-cell>
          <table:table-cell table:number-columns-repeated="910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20" table:formula="of:=[.B15]/[.$A$24]" office:value-type="float" office:value="0.902849776445929" calcext:value-type="float">
            <text:p>0,9028</text:p>
          </table:table-cell>
          <table:table-cell table:style-name="ce20" table:formula="of:=[.C15]/[.$A$24]" office:value-type="float" office:value="0.945124605135125" calcext:value-type="float">
            <text:p>0,9451</text:p>
          </table:table-cell>
          <table:table-cell table:style-name="ce20" table:formula="of:=[.D15]/[.$A$24]" office:value-type="float" office:value="0.951348414781283" calcext:value-type="float">
            <text:p>0,9513</text:p>
          </table:table-cell>
          <table:table-cell table:style-name="ce20" table:formula="of:=[.E15]/[.$A$24]" office:value-type="float" office:value="0.943944595386198" calcext:value-type="float">
            <text:p>0,9439</text:p>
          </table:table-cell>
          <table:table-cell table:style-name="ce20" table:formula="of:=[.F15]/[.$A$24]" office:value-type="float" office:value="0.9363576984346" calcext:value-type="float">
            <text:p>0,9364</text:p>
          </table:table-cell>
          <table:table-cell table:number-columns-repeated="910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21" table:formula="of:=[.B16]/6" office:value-type="float" office:value="0.96694084725746" calcext:value-type="float">
            <text:p>0,9669</text:p>
          </table:table-cell>
          <table:table-cell table:style-name="ce21" table:formula="of:=[.C16]/6" office:value-type="float" office:value="0.988030035962285" calcext:value-type="float">
            <text:p>0,9880</text:p>
          </table:table-cell>
          <table:table-cell table:style-name="ce21" table:formula="of:=[.D16]/6" office:value-type="float" office:value="1.01395162835339" calcext:value-type="float">
            <text:p>1,0140</text:p>
          </table:table-cell>
          <table:table-cell table:style-name="ce21" table:formula="of:=[.E16]/6" office:value-type="float" office:value="1.02311960449897" calcext:value-type="float">
            <text:p>1,0231</text:p>
          </table:table-cell>
          <table:table-cell table:style-name="ce21" table:formula="of:=[.F16]/6" office:value-type="float" office:value="1.03894659319786" calcext:value-type="float">
            <text:p>1,0389</text:p>
          </table:table-cell>
          <table:table-cell table:number-columns-repeated="910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20" table:formula="of:=[.B17]/6" office:value-type="float" office:value="1.21004390768811" calcext:value-type="float">
            <text:p>1,2100</text:p>
          </table:table-cell>
          <table:table-cell table:style-name="ce20" table:formula="of:=[.C17]/6" office:value-type="float" office:value="1.2824170296445" calcext:value-type="float">
            <text:p>1,2824</text:p>
          </table:table-cell>
          <table:table-cell table:style-name="ce20" table:formula="of:=[.D17]/6" office:value-type="float" office:value="1.36225464390419" calcext:value-type="float">
            <text:p>1,3623</text:p>
          </table:table-cell>
          <table:table-cell table:style-name="ce20" table:formula="of:=[.E17]/6" office:value-type="float" office:value="1.37705450022666" calcext:value-type="float">
            <text:p>1,3771</text:p>
          </table:table-cell>
          <table:table-cell table:style-name="ce20" table:formula="of:=[.F17]/6" office:value-type="float" office:value="1.37579617984411" calcext:value-type="float">
            <text:p>1,3758</text:p>
          </table:table-cell>
          <table:table-cell table:number-columns-repeated="910"/>
        </table:table-row>
        <table:table-row table:style-name="ro2" table:number-rows-repeated="1048547">
          <table:table-cell table:number-columns-repeated="916"/>
        </table:table-row>
        <table:table-row table:style-name="ro3" table:number-rows-repeated="2">
          <table:table-cell table:number-columns-repeated="916"/>
        </table:table-row>
        <table:table-row table:style-name="ro3">
          <table:table-cell table:number-columns-repeated="916"/>
        </table:table-row>
      </table:table>
      <table:table table:name="data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4">
          <table:table-cell table:style-name="ce39" office:value-type="string" calcext:value-type="string" table:number-columns-spanned="5" table:number-rows-spanned="1">
            <text:p>OpenMP/Task_6/omp_a_s_1_output.txt</text:p>
          </table:table-cell>
          <table:covered-table-cell table:number-columns-repeated="4"/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77368" calcext:value-type="float">
            <text:p>3,777368</text:p>
          </table:table-cell>
          <table:table-cell table:formula="of:=AVERAGE([.D2:.D4])" office:value-type="float" office:value="3.776109" calcext:value-type="float">
            <text:p>3,776109</text:p>
          </table:table-cell>
          <table:table-cell/>
          <table:table-cell table:formula="of:=AVERAGE([.C2:.C4])" office:value-type="float" office:value="9.000005" calcext:value-type="float">
            <text:p>9,000005</text:p>
          </table:table-cell>
          <table:table-cell table:formula="of:=STDEV([.C2:.C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70492" calcext:value-type="float">
            <text:p>3,77049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.000005" calcext:value-type="float">
            <text:p>9,000005</text:p>
          </table:table-cell>
          <table:table-cell office:value-type="float" office:value="3.780467" calcext:value-type="float">
            <text:p>3,780467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71272" calcext:value-type="float">
            <text:p>7,571272</text:p>
          </table:table-cell>
          <table:table-cell table:formula="of:=AVERAGE([.D5:.D7])" office:value-type="float" office:value="7.56837133333333" calcext:value-type="float">
            <text:p>7,56837133333333</text:p>
          </table:table-cell>
          <table:table-cell/>
          <table:table-cell table:formula="of:=AVERAGE([.C5:.C7])" office:value-type="float" office:value="9.000001" calcext:value-type="float">
            <text:p>9,000001</text:p>
          </table:table-cell>
          <table:table-cell table:formula="of:=STDEV([.C5:.C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82925" calcext:value-type="float">
            <text:p>7,582925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9.000001" calcext:value-type="float">
            <text:p>9,000001</text:p>
          </table:table-cell>
          <table:table-cell office:value-type="float" office:value="7.550917" calcext:value-type="float">
            <text:p>7,550917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21958" calcext:value-type="float">
            <text:p>15,121958</text:p>
          </table:table-cell>
          <table:table-cell table:formula="of:=AVERAGE([.D8:.D10])" office:value-type="float" office:value="15.1224923333333" calcext:value-type="float">
            <text:p>15,1224923333333</text:p>
          </table:table-cell>
          <table:table-cell/>
          <table:table-cell table:formula="of:=AVERAGE([.C8:.C10])" office:value-type="float" office:value="9" calcext:value-type="float">
            <text:p>9</text:p>
          </table:table-cell>
          <table:table-cell table:formula="of:=STDEV([.C8:.C1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13609" calcext:value-type="float">
            <text:p>15,113609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15.13191" calcext:value-type="float">
            <text:p>15,13191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87506" calcext:value-type="float">
            <text:p>30,187506</text:p>
          </table:table-cell>
          <table:table-cell table:formula="of:=AVERAGE([.D11:.D13])" office:value-type="float" office:value="30.1849933333333" calcext:value-type="float">
            <text:p>30,1849933333333</text:p>
          </table:table-cell>
          <table:table-cell/>
          <table:table-cell table:formula="of:=AVERAGE([.C11:.C13])" office:value-type="float" office:value="9" calcext:value-type="float">
            <text:p>9</text:p>
          </table:table-cell>
          <table:table-cell table:formula="of:=STDEV([.C11:.C1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79702" calcext:value-type="float">
            <text:p>30,17970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office:value-type="float" office:value="30.187772" calcext:value-type="float">
            <text:p>30,187772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442693" calcext:value-type="float">
            <text:p>60,442693</text:p>
          </table:table-cell>
          <table:table-cell table:formula="of:=AVERAGE([.D14:.D16])" office:value-type="float" office:value="60.3612303333333" calcext:value-type="float">
            <text:p>60,3612303333333</text:p>
          </table:table-cell>
          <table:table-cell/>
          <table:table-cell table:formula="of:=AVERAGE([.C14:.C16])" office:value-type="float" office:value="9" calcext:value-type="float">
            <text:p>9</text:p>
          </table:table-cell>
          <table:table-cell table:formula="of:=STDEV([.C14:.C1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357529" calcext:value-type="float">
            <text:p>60,357529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6000" calcext:value-type="float">
            <text:p>16000</text:p>
          </table:table-cell>
          <table:table-cell office:value-type="float" office:value="9" calcext:value-type="float">
            <text:p>9</text:p>
          </table:table-cell>
          <table:table-cell office:value-type="float" office:value="60.283469" calcext:value-type="float">
            <text:p>60,283469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68447" calcext:value-type="float">
            <text:p>1,968447</text:p>
          </table:table-cell>
          <table:table-cell table:formula="of:=AVERAGE([.D17:.D19])" office:value-type="float" office:value="1.96817133333333" calcext:value-type="float">
            <text:p>1,96817133333333</text:p>
          </table:table-cell>
          <table:table-cell/>
          <table:table-cell table:formula="of:=AVERAGE([.C17:.C19])" office:value-type="float" office:value="2.250004" calcext:value-type="float">
            <text:p>2,250004</text:p>
          </table:table-cell>
          <table:table-cell table:formula="of:=STDEV([.C17:.C1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64082" calcext:value-type="float">
            <text:p>1,964082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.250004" calcext:value-type="float">
            <text:p>2,250004</text:p>
          </table:table-cell>
          <table:table-cell office:value-type="float" office:value="1.971985" calcext:value-type="float">
            <text:p>1,971985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902185" calcext:value-type="float">
            <text:p>3,902185</text:p>
          </table:table-cell>
          <table:table-cell table:formula="of:=AVERAGE([.D20:.D22])" office:value-type="float" office:value="3.89459766666667" calcext:value-type="float">
            <text:p>3,89459766666667</text:p>
          </table:table-cell>
          <table:table-cell/>
          <table:table-cell table:formula="of:=AVERAGE([.C20:.C22])" office:value-type="float" office:value="2.250001" calcext:value-type="float">
            <text:p>2,250001</text:p>
          </table:table-cell>
          <table:table-cell table:formula="of:=STDEV([.C20:.C2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96257" calcext:value-type="float">
            <text:p>3,89625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.250001" calcext:value-type="float">
            <text:p>2,250001</text:p>
          </table:table-cell>
          <table:table-cell office:value-type="float" office:value="3.885351" calcext:value-type="float">
            <text:p>3,885351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30101" calcext:value-type="float">
            <text:p>7,730101</text:p>
          </table:table-cell>
          <table:table-cell table:formula="of:=AVERAGE([.D23:.D25])" office:value-type="float" office:value="7.754768" calcext:value-type="float">
            <text:p>7,754768</text:p>
          </table:table-cell>
          <table:table-cell/>
          <table:table-cell table:formula="of:=AVERAGE([.C23:.C25])" office:value-type="float" office:value="2.25" calcext:value-type="float">
            <text:p>2,25</text:p>
          </table:table-cell>
          <table:table-cell table:formula="of:=STDEV([.C23:.C2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59817" calcext:value-type="float">
            <text:p>7,759817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.25" calcext:value-type="float">
            <text:p>2,25</text:p>
          </table:table-cell>
          <table:table-cell office:value-type="float" office:value="7.774386" calcext:value-type="float">
            <text:p>7,774386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41068" calcext:value-type="float">
            <text:p>15,541068</text:p>
          </table:table-cell>
          <table:table-cell table:formula="of:=AVERAGE([.D26:.D28])" office:value-type="float" office:value="15.531149" calcext:value-type="float">
            <text:p>15,531149</text:p>
          </table:table-cell>
          <table:table-cell/>
          <table:table-cell table:formula="of:=AVERAGE([.C26:.C28])" office:value-type="float" office:value="2.25" calcext:value-type="float">
            <text:p>2,25</text:p>
          </table:table-cell>
          <table:table-cell table:formula="of:=STDEV([.C26:.C2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05381" calcext:value-type="float">
            <text:p>15,505381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2.25" calcext:value-type="float">
            <text:p>2,25</text:p>
          </table:table-cell>
          <table:table-cell office:value-type="float" office:value="15.546998" calcext:value-type="float">
            <text:p>15,546998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0.98735" calcext:value-type="float">
            <text:p>30,98735</text:p>
          </table:table-cell>
          <table:table-cell table:formula="of:=AVERAGE([.D29:.D31])" office:value-type="float" office:value="31.0842013333333" calcext:value-type="float">
            <text:p>31,0842013333333</text:p>
          </table:table-cell>
          <table:table-cell/>
          <table:table-cell table:formula="of:=AVERAGE([.C29:.C31])" office:value-type="float" office:value="2.25" calcext:value-type="float">
            <text:p>2,25</text:p>
          </table:table-cell>
          <table:table-cell table:formula="of:=STDEV([.C29:.C3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1.076154" calcext:value-type="float">
            <text:p>31,076154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6000" calcext:value-type="float">
            <text:p>16000</text:p>
          </table:table-cell>
          <table:table-cell office:value-type="float" office:value="2.25" calcext:value-type="float">
            <text:p>2,25</text:p>
          </table:table-cell>
          <table:table-cell office:value-type="float" office:value="31.1891" calcext:value-type="float">
            <text:p>31,1891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63129" calcext:value-type="float">
            <text:p>1,063129</text:p>
          </table:table-cell>
          <table:table-cell table:formula="of:=AVERAGE([.D32:.D34])" office:value-type="float" office:value="1.04560833333333" calcext:value-type="float">
            <text:p>1,04560833333333</text:p>
          </table:table-cell>
          <table:table-cell/>
          <table:table-cell table:formula="of:=AVERAGE([.C32:.C34])" office:value-type="float" office:value="0.562504" calcext:value-type="float">
            <text:p>0,562504</text:p>
          </table:table-cell>
          <table:table-cell table:formula="of:=STDEV([.C32:.C3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43651" calcext:value-type="float">
            <text:p>1,043651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562504" calcext:value-type="float">
            <text:p>0,562504</text:p>
          </table:table-cell>
          <table:table-cell office:value-type="float" office:value="1.030045" calcext:value-type="float">
            <text:p>1,030045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1.991582" calcext:value-type="float">
            <text:p>1,991582</text:p>
          </table:table-cell>
          <table:table-cell table:formula="of:=AVERAGE([.D35:.D37])" office:value-type="float" office:value="2.00195066666667" calcext:value-type="float">
            <text:p>2,00195066666667</text:p>
          </table:table-cell>
          <table:table-cell/>
          <table:table-cell table:formula="of:=AVERAGE([.C35:.C37])" office:value-type="float" office:value="0.562501" calcext:value-type="float">
            <text:p>0,562501</text:p>
          </table:table-cell>
          <table:table-cell table:formula="of:=STDEV([.C35:.C3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1.997096" calcext:value-type="float">
            <text:p>1,997096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562501" calcext:value-type="float">
            <text:p>0,562501</text:p>
          </table:table-cell>
          <table:table-cell office:value-type="float" office:value="2.017174" calcext:value-type="float">
            <text:p>2,01717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68587" calcext:value-type="float">
            <text:p>3,968587</text:p>
          </table:table-cell>
          <table:table-cell table:formula="of:=AVERAGE([.D38:.D40])" office:value-type="float" office:value="3.97396266666667" calcext:value-type="float">
            <text:p>3,97396266666667</text:p>
          </table:table-cell>
          <table:table-cell/>
          <table:table-cell table:formula="of:=AVERAGE([.C38:.C40])" office:value-type="float" office:value="0.5625" calcext:value-type="float">
            <text:p>0,5625</text:p>
          </table:table-cell>
          <table:table-cell table:formula="of:=STDEV([.C38:.C4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60108" calcext:value-type="float">
            <text:p>3,960108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3.993193" calcext:value-type="float">
            <text:p>3,993193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857958" calcext:value-type="float">
            <text:p>7,857958</text:p>
          </table:table-cell>
          <table:table-cell table:formula="of:=AVERAGE([.D41:.D43])" office:value-type="float" office:value="7.99437633333333" calcext:value-type="float">
            <text:p>7,99437633333333</text:p>
          </table:table-cell>
          <table:table-cell/>
          <table:table-cell table:formula="of:=AVERAGE([.C41:.C43])" office:value-type="float" office:value="0.5625" calcext:value-type="float">
            <text:p>0,5625</text:p>
          </table:table-cell>
          <table:table-cell table:formula="of:=STDEV([.C41:.C4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7.935424" calcext:value-type="float">
            <text:p>7,935424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8.189747" calcext:value-type="float">
            <text:p>8,189747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5.809862" calcext:value-type="float">
            <text:p>15,809862</text:p>
          </table:table-cell>
          <table:table-cell table:formula="of:=AVERAGE([.D44:.D46])" office:value-type="float" office:value="16.1159646666667" calcext:value-type="float">
            <text:p>16,1159646666667</text:p>
          </table:table-cell>
          <table:table-cell/>
          <table:table-cell table:formula="of:=AVERAGE([.C44:.C46])" office:value-type="float" office:value="0.5625" calcext:value-type="float">
            <text:p>0,5625</text:p>
          </table:table-cell>
          <table:table-cell table:formula="of:=STDEV([.C44:.C4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6.43171" calcext:value-type="float">
            <text:p>16,43171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office:value-type="float" office:value="0.5625" calcext:value-type="float">
            <text:p>0,5625</text:p>
          </table:table-cell>
          <table:table-cell office:value-type="float" office:value="16.106322" calcext:value-type="float">
            <text:p>16,10632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46134" calcext:value-type="float">
            <text:p>0,646134</text:p>
          </table:table-cell>
          <table:table-cell table:formula="of:=AVERAGE([.D47:.D49])" office:value-type="float" office:value="0.650868666666667" calcext:value-type="float">
            <text:p>0,650868666666667</text:p>
          </table:table-cell>
          <table:table-cell/>
          <table:table-cell table:formula="of:=AVERAGE([.C47:.C49])" office:value-type="float" office:value="0.14063" calcext:value-type="float">
            <text:p>0,14063</text:p>
          </table:table-cell>
          <table:table-cell table:formula="of:=STDEV([.C47:.C49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44499" calcext:value-type="float">
            <text:p>0,644499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.14063" calcext:value-type="float">
            <text:p>0,14063</text:p>
          </table:table-cell>
          <table:table-cell office:value-type="float" office:value="0.661973" calcext:value-type="float">
            <text:p>0,66197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5538" calcext:value-type="float">
            <text:p>1,25538</text:p>
          </table:table-cell>
          <table:table-cell table:formula="of:=AVERAGE([.D50:.D52])" office:value-type="float" office:value="1.276677" calcext:value-type="float">
            <text:p>1,276677</text:p>
          </table:table-cell>
          <table:table-cell/>
          <table:table-cell table:formula="of:=AVERAGE([.C50:.C52])" office:value-type="float" office:value="0.140626" calcext:value-type="float">
            <text:p>0,140626</text:p>
          </table:table-cell>
          <table:table-cell table:formula="of:=STDEV([.C50:.C52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87769" calcext:value-type="float">
            <text:p>1,287769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.140626" calcext:value-type="float">
            <text:p>0,140626</text:p>
          </table:table-cell>
          <table:table-cell office:value-type="float" office:value="1.286882" calcext:value-type="float">
            <text:p>1,286882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77393" calcext:value-type="float">
            <text:p>2,477393</text:p>
          </table:table-cell>
          <table:table-cell table:formula="of:=AVERAGE([.D53:.D55])" office:value-type="float" office:value="2.48573533333333" calcext:value-type="float">
            <text:p>2,48573533333333</text:p>
          </table:table-cell>
          <table:table-cell/>
          <table:table-cell table:formula="of:=AVERAGE([.C53:.C55])" office:value-type="float" office:value="0.140625" calcext:value-type="float">
            <text:p>0,140625</text:p>
          </table:table-cell>
          <table:table-cell table:formula="of:=STDEV([.C53:.C55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45539" calcext:value-type="float">
            <text:p>2,45539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2.524423" calcext:value-type="float">
            <text:p>2,524423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44413" calcext:value-type="float">
            <text:p>4,844413</text:p>
          </table:table-cell>
          <table:table-cell table:formula="of:=AVERAGE([.D56:.D58])" office:value-type="float" office:value="4.91714966666667" calcext:value-type="float">
            <text:p>4,91714966666667</text:p>
          </table:table-cell>
          <table:table-cell/>
          <table:table-cell table:formula="of:=AVERAGE([.C56:.C58])" office:value-type="float" office:value="0.140625" calcext:value-type="float">
            <text:p>0,140625</text:p>
          </table:table-cell>
          <table:table-cell table:formula="of:=STDEV([.C56:.C58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4.878351" calcext:value-type="float">
            <text:p>4,878351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5.028685" calcext:value-type="float">
            <text:p>5,028685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555724" calcext:value-type="float">
            <text:p>9,555724</text:p>
          </table:table-cell>
          <table:table-cell table:formula="of:=AVERAGE([.D59:.D61])" office:value-type="float" office:value="9.683082" calcext:value-type="float">
            <text:p>9,683082</text:p>
          </table:table-cell>
          <table:table-cell/>
          <table:table-cell table:formula="of:=AVERAGE([.C59:.C61])" office:value-type="float" office:value="0.140625" calcext:value-type="float">
            <text:p>0,140625</text:p>
          </table:table-cell>
          <table:table-cell table:formula="of:=STDEV([.C59:.C61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654017" calcext:value-type="float">
            <text:p>9,654017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0625" calcext:value-type="float">
            <text:p>0,140625</text:p>
          </table:table-cell>
          <table:table-cell office:value-type="float" office:value="9.839505" calcext:value-type="float">
            <text:p>9,83950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23785" calcext:value-type="float">
            <text:p>0,523785</text:p>
          </table:table-cell>
          <table:table-cell table:formula="of:=AVERAGE([.D62:.D64])" office:value-type="float" office:value="0.520106333333333" calcext:value-type="float">
            <text:p>0,520106333333333</text:p>
          </table:table-cell>
          <table:table-cell/>
          <table:table-cell table:formula="of:=AVERAGE([.C62:.C64])" office:value-type="float" office:value="0.035168" calcext:value-type="float">
            <text:p>0,035168</text:p>
          </table:table-cell>
          <table:table-cell table:formula="of:=STDEV([.C62:.C64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25847" calcext:value-type="float">
            <text:p>0,525847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168" calcext:value-type="float">
            <text:p>0,035168</text:p>
          </table:table-cell>
          <table:table-cell office:value-type="float" office:value="0.510687" calcext:value-type="float">
            <text:p>0,510687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87167" calcext:value-type="float">
            <text:p>0,987167</text:p>
          </table:table-cell>
          <table:table-cell table:formula="of:=AVERAGE([.D65:.D67])" office:value-type="float" office:value="0.983607666666667" calcext:value-type="float">
            <text:p>0,983607666666667</text:p>
          </table:table-cell>
          <table:table-cell/>
          <table:table-cell table:formula="of:=AVERAGE([.C65:.C67])" office:value-type="float" office:value="0.035157" calcext:value-type="float">
            <text:p>0,035157</text:p>
          </table:table-cell>
          <table:table-cell table:formula="of:=STDEV([.C65:.C67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0.957091" calcext:value-type="float">
            <text:p>0,957091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006565" calcext:value-type="float">
            <text:p>1,006565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926314" calcext:value-type="float">
            <text:p>1,926314</text:p>
          </table:table-cell>
          <table:table-cell table:formula="of:=AVERAGE([.D68:.D70])" office:value-type="float" office:value="1.85017933333333" calcext:value-type="float">
            <text:p>1,85017933333333</text:p>
          </table:table-cell>
          <table:table-cell/>
          <table:table-cell table:formula="of:=AVERAGE([.C68:.C70])" office:value-type="float" office:value="0.035157" calcext:value-type="float">
            <text:p>0,035157</text:p>
          </table:table-cell>
          <table:table-cell table:formula="of:=STDEV([.C68:.C70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808708" calcext:value-type="float">
            <text:p>1,808708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.035157" calcext:value-type="float">
            <text:p>0,035157</text:p>
          </table:table-cell>
          <table:table-cell office:value-type="float" office:value="1.815516" calcext:value-type="float">
            <text:p>1,81551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27635" calcext:value-type="float">
            <text:p>3,627635</text:p>
          </table:table-cell>
          <table:table-cell table:formula="of:=AVERAGE([.D71:.D73])" office:value-type="float" office:value="3.65332833333333" calcext:value-type="float">
            <text:p>3,65332833333333</text:p>
          </table:table-cell>
          <table:table-cell/>
          <table:table-cell table:formula="of:=AVERAGE([.C71:.C73])" office:value-type="float" office:value="0.035156" calcext:value-type="float">
            <text:p>0,035156</text:p>
          </table:table-cell>
          <table:table-cell table:formula="of:=STDEV([.C71:.C73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45154" calcext:value-type="float">
            <text:p>3,645154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3.687196" calcext:value-type="float">
            <text:p>3,687196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414399" calcext:value-type="float">
            <text:p>7,414399</text:p>
          </table:table-cell>
          <table:table-cell table:formula="of:=AVERAGE([.D74:.D76])" office:value-type="float" office:value="7.31227866666667" calcext:value-type="float">
            <text:p>7,31227866666667</text:p>
          </table:table-cell>
          <table:table-cell/>
          <table:table-cell table:formula="of:=AVERAGE([.C74:.C76])" office:value-type="float" office:value="0.035156" calcext:value-type="float">
            <text:p>0,035156</text:p>
          </table:table-cell>
          <table:table-cell table:formula="of:=STDEV([.C74:.C76])" office:value-type="float" office:value="0" calcext:value-type="float">
            <text:p>0</text:p>
          </table:table-cell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317401" calcext:value-type="float">
            <text:p>7,317401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6000" calcext:value-type="float">
            <text:p>16000</text:p>
          </table:table-cell>
          <table:table-cell office:value-type="float" office:value="0.035156" calcext:value-type="float">
            <text:p>0,035156</text:p>
          </table:table-cell>
          <table:table-cell office:value-type="float" office:value="7.205036" calcext:value-type="float">
            <text:p>7,2050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9" number:min-decimal-places="9" number:min-integer-digits="1"/>
    </number:number-style>
    <number:number-style style:name="N152">
      <number:number number:decimal-places="8" number:min-decimal-places="8" number:min-integer-digits="1"/>
    </number:number-style>
    <number:number-style style:name="N151">
      <number:number number:decimal-places="1" number:min-decimal-places="1" number:min-integer-digits="1"/>
    </number:number-style>
    <number:number-style style:name="N15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time-style style:name="N145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date-style style:name="N137">
      <number:day/>
      <number:text>/</number:text>
      <number:month/>
      <number:text>/</number:text>
      <number:year number:style="long"/>
    </number:date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3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29">
      <number:number number:decimal-places="4" number:min-decimal-places="4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7" number:min-decimal-places="7" number:min-integer-digits="1"/>
    </number:number-style>
    <number:number-style style:name="N12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22"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time-style style:name="N116">
      <number:minutes number:style="long"/>
      <number:text>:</number:text>
      <number:seconds number:style="long" number:decimal-places="1"/>
    </number:time-style>
    <number:number-style style:name="N115">
      <number:number number:decimal-places="3" number:min-decimal-places="3" number:min-integer-digits="1"/>
    </number:number-style>
    <number:time-style style:name="N114">
      <number:hours/>
      <number:text>:</number:text>
      <number:minutes number:style="long"/>
      <number:text> </number:text>
      <number:am-pm/>
    </number:time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7">
      <number:number number:decimal-places="5" number:min-decimal-places="5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tatistic" style:display-name="PageStyle_Statistic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6T12:36:32.496597515</dc:date>
    <meta:editing-duration>PT7H1M32S</meta:editing-duration>
    <meta:editing-cycles>24</meta:editing-cycles>
    <meta:generator>LibreOffice/7.3.7.2$Linux_X86_64 LibreOffice_project/30$Build-2</meta:generator>
    <meta:document-statistic meta:table-count="2" meta:cell-count="566" meta:object-count="0"/>
  </office:meta>
</office:document-meta>
</file>